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15pt" style:font-size-asian="15pt" style:font-size-complex="15pt"/>
    </style:style>
    <style:style style:name="P2" style:family="paragraph">
      <style:text-properties style:font-name="Segoe UI Semibold" fo:font-size="15pt" style:font-size-asian="15pt" style:font-size-complex="15p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Segoe UI Semibold" fo:font-size="15pt" style:font-size-asian="15pt" style:font-size-complex="15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8" style:family="paragraph">
      <style:text-properties style:font-name="Segoe UI Semibold" fo:font-size="32pt" style:font-size-asian="32pt" style:font-size-complex="32pt"/>
    </style:style>
    <style:style style:name="P9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10" style:family="paragraph">
      <style:paragraph-properties fo:text-align="center"/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style:font-size-asian="32pt" style:font-size-complex="32pt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font-name="Segoe UI" fo:font-size="31pt" fo:font-weight="bold" style:font-size-asian="31pt" style:font-weight-asian="bold" style:font-size-complex="31pt" style:font-weight-complex="bold"/>
    </style:style>
    <style:style style:name="T8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5.146cm" svg:height="7.874cm" svg:x="1.27cm" svg:y="0.885cm">
          <draw:text-box>
            <text:p text:style-name="P1"><text:span text:style-name="T1">Psalm 116:1–14</text:span></text:p>
            <text:p text:style-name="P2"><text:span text:style-name="T2">1</text:span><text:span text:style-name="T3">I love the LORD, because he has heard</text:span></text:p>
            <text:p text:style-name="P2"><text:span text:style-name="T4"><text:s text:c="6"/></text:span><text:span text:style-name="T5">my voice and my pleas for mercy.</text:span></text:p>
            <text:p text:style-name="P2"><text:span text:style-name="T2">2</text:span><text:span text:style-name="T3">Because he inclined his ear to me,</text:span></text:p>
            <text:p text:style-name="P2"><text:span text:style-name="T4"><text:s text:c="6"/></text:span><text:span text:style-name="T5">therefore I will call on him as long as I live</text:span><text:span text:style-name="T4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6" draw:layer="layout" svg:width="25.146cm" svg:height="7.874cm" svg:x="1.27cm" svg:y="1.016cm">
          <draw:text-box>
            <text:p text:style-name="P5"><text:span text:style-name="T2">3</text:span><text:span text:style-name="T3">The snares of death encompassed me;</text:span></text:p>
            <text:p text:style-name="P2"><text:span text:style-name="T3"><text:s/></text:span><text:span text:style-name="T3">the pangs of Sheol laid hold on me;</text:span></text:p>
            <text:p text:style-name="P2"><text:span text:style-name="T4"><text:s text:c="6"/></text:span><text:span text:style-name="T5">I suffered distress and anguish.</text:span></text:p>
            <text:p text:style-name="P2"><text:span text:style-name="T2">4</text:span><text:span text:style-name="T3">Then I called on the name of the LORD:*</text:span></text:p>
            <text:p text:style-name="P2"><text:span text:style-name="T4"><text:s text:c="6"/></text:span><text:span text:style-name="T6">“</text:span><text:span text:style-name="T6">O LORD, I pray, deliver my soul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7" draw:layer="layout" svg:width="24.638cm" svg:height="6.263cm" svg:x="1.524cm" svg:y="1.016cm">
          <draw:text-box>
            <text:p text:style-name="P2"><text:span text:style-name="T2">5</text:span><text:span text:style-name="T3">Gracious is the LORD, and righteous;</text:span></text:p>
            <text:p text:style-name="P2"><text:span text:style-name="T4"><text:s text:c="6"/></text:span><text:span text:style-name="T5">our God is merciful.</text:span></text:p>
            <text:p text:style-name="P2"><text:span text:style-name="T2">6</text:span><text:span text:style-name="T3">The LORD preserves the simple;</text:span></text:p>
            <text:p text:style-name="P2"><text:span text:style-name="T4"><text:s text:c="6"/></text:span><text:span text:style-name="T5">when I was brought low, he saved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7" draw:layer="layout" svg:width="25.146cm" svg:height="10.675cm" svg:x="1.524cm" svg:y="0.762cm">
          <draw:text-box>
            <text:p text:style-name="P2"><text:span text:style-name="T2">7</text:span><text:span text:style-name="T3">Return, O my soul, to your rest;</text:span></text:p>
            <text:p text:style-name="P2"><text:span text:style-name="T4"><text:s text:c="5"/></text:span><text:span text:style-name="T5">for the LORD </text:span><text:span text:style-name="T7">has dealt bountifully with you.</text:span></text:p>
            <text:p text:style-name="P2"><text:span text:style-name="T2">8</text:span><text:span text:style-name="T3">For you have delivered my soul from death,</text:span></text:p>
            <text:p text:style-name="P2"><text:span text:style-name="T3"><text:s text:c="6"/></text:span><text:span text:style-name="T8">my eyes from tears,</text:span></text:p>
            <text:p text:style-name="P2"><text:span text:style-name="T5"><text:s text:c="6"/></text:span><text:span text:style-name="T5">my feet from stumbling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9" draw:layer="layout" svg:width="24.638cm" svg:height="6.858cm" svg:x="1.524cm" svg:y="0.762cm">
          <draw:text-box>
            <text:p text:style-name="P8"><text:span text:style-name="T2">9</text:span><text:span text:style-name="T3">I will walk before the LORD</text:span></text:p>
            <text:p text:style-name="P8"><text:span text:style-name="T4"><text:s text:c="6"/></text:span><text:span text:style-name="T5">in the land of the living.</text:span></text:p>
            <text:p text:style-name="P8"><text:span text:style-name="T2">10</text:span><text:span text:style-name="T3">I believed, even when I spoke,</text:span></text:p>
            <text:p text:style-name="P8"><text:span text:style-name="T4"><text:s text:c="6"/></text:span><text:span text:style-name="T5">“</text:span><text:span text:style-name="T5">I am greatly afflicted”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9" draw:layer="layout" svg:width="24.638cm" svg:height="6.35cm" svg:x="1.524cm" svg:y="1.016cm">
          <draw:text-box>
            <text:p text:style-name="P8"><text:span text:style-name="T2">11</text:span><text:span text:style-name="T3">I said in my alarm,</text:span></text:p>
            <text:p text:style-name="P8"><text:span text:style-name="T4"><text:s text:c="7"/></text:span><text:span text:style-name="T5">“</text:span><text:span text:style-name="T5">All mankind are liars.”</text:span></text:p>
            <text:p text:style-name="P8"><text:span text:style-name="T2">12</text:span><text:span text:style-name="T3">What shall I render to the LORD</text:span></text:p>
            <text:p text:style-name="P8"><text:span text:style-name="T4"><text:s text:c="7"/></text:span><text:span text:style-name="T5">for all his benefits to m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9" draw:layer="layout" svg:width="24.638cm" svg:height="6.604cm" svg:x="1.524cm" svg:y="1.016cm">
          <draw:text-box>
            <text:p text:style-name="P8"><text:span text:style-name="T2">13</text:span><text:span text:style-name="T3">I will lift up the cup of salvation</text:span></text:p>
            <text:p text:style-name="P8"><text:span text:style-name="T4"><text:s text:c="7"/></text:span><text:span text:style-name="T5">and call on the name of the LORD,</text:span></text:p>
            <text:p text:style-name="P8"><text:span text:style-name="T2">14</text:span><text:span text:style-name="T3">I will pay my vows to the LORD</text:span></text:p>
            <text:p text:style-name="P8"><text:span text:style-name="T4"><text:s text:c="7"/></text:span><text:span text:style-name="T9">in the presence of all his peo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11" draw:layer="layout" svg:width="24.638cm" svg:height="6.604cm" svg:x="1.524cm" svg:y="1.016cm">
          <draw:text-box>
            <text:p text:style-name="P10"><text:span text:style-name="T10">C: </text:span><text:span text:style-name="T8">Glory be to the Father and to the Son</text:span></text:p>
            <text:p text:style-name="P10"><text:span text:style-name="T8">and to the Holy Spirit;</text:span></text:p>
            <text:p text:style-name="P10"><text:span text:style-name="T8">as it was in the beginning, is now,</text:span></text:p>
            <text:p text:style-name="P10"><text:span text:style-name="T8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1:13:20.193000000</meta:creation-date>
    <dc:date>2017-04-27T11:51:51.910000000</dc:date>
    <meta:editing-duration>PT6M55S</meta:editing-duration>
    <meta:editing-cycles>2</meta:editing-cycles>
    <meta:generator>LibreOffice/5.2.6.2$Windows_X86_64 LibreOffice_project/a3100ed2409ebf1c212f5048fbe377c281438fdc</meta:generator>
    <meta:document-statistic meta:object-count="45"/>
  </office:meta>
</office:document-meta>
</file>